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7.9374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colmask </text:p>
          </table:table-cell>
          <table:table-cell office:value-type="float" office:value="0.629985" calcext:value-type="float">
            <text:p>0.629985</text:p>
          </table:table-cell>
          <table:table-cell office:value-type="float" office:value="0.166712" calcext:value-type="float">
            <text:p>0.166712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SUMPRODUCT([.B1:.B28];[.D1:.D28] )/SUM([.D1:.D28])" office:value-type="float" office:value="0.583494994892247" calcext:value-type="float">
            <text:p>0.5834949949</text:p>
          </table:table-cell>
          <table:table-cell table:formula="of:=SUMPRODUCT([.C1:.C28];[.D1:.D28] )/SUM([.D1:.D28])" office:value-type="float" office:value="0.234004672823957" calcext:value-type="float">
            <text:p>0.2340046728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colmask </text:p>
          </table:table-cell>
          <table:table-cell office:value-type="float" office:value="0.310578" calcext:value-type="float">
            <text:p>0.310578</text:p>
          </table:table-cell>
          <table:table-cell office:value-type="float" office:value="0.224785" calcext:value-type="float">
            <text:p>0.224785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colmask </text:p>
          </table:table-cell>
          <table:table-cell office:value-type="float" office:value="0.516" calcext:value-type="float">
            <text:p>0.516</text:p>
          </table:table-cell>
          <table:table-cell office:value-type="float" office:value="0.212153" calcext:value-type="float">
            <text:p>0.212153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colmask </text:p>
          </table:table-cell>
          <table:table-cell office:value-type="float" office:value="0.496055" calcext:value-type="float">
            <text:p>0.496055</text:p>
          </table:table-cell>
          <table:table-cell office:value-type="float" office:value="0.187674" calcext:value-type="float">
            <text:p>0.187674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colmask </text:p>
          </table:table-cell>
          <table:table-cell office:value-type="float" office:value="0.669024" calcext:value-type="float">
            <text:p>0.669024</text:p>
          </table:table-cell>
          <table:table-cell office:value-type="float" office:value="0.165479" calcext:value-type="float">
            <text:p>0.165479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colmask </text:p>
          </table:table-cell>
          <table:table-cell office:value-type="float" office:value="0.513285" calcext:value-type="float">
            <text:p>0.513285</text:p>
          </table:table-cell>
          <table:table-cell office:value-type="float" office:value="0.236147" calcext:value-type="float">
            <text:p>0.236147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colmask </text:p>
          </table:table-cell>
          <table:table-cell office:value-type="float" office:value="0.599647" calcext:value-type="float">
            <text:p>0.599647</text:p>
          </table:table-cell>
          <table:table-cell office:value-type="float" office:value="0.129876" calcext:value-type="float">
            <text:p>0.129876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colmask </text:p>
          </table:table-cell>
          <table:table-cell office:value-type="float" office:value="0.571672" calcext:value-type="float">
            <text:p>0.571672</text:p>
          </table:table-cell>
          <table:table-cell office:value-type="float" office:value="0.191209" calcext:value-type="float">
            <text:p>0.191209</text:p>
          </table:table-cell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colmask </text:p>
          </table:table-cell>
          <table:table-cell office:value-type="float" office:value="0.510089" calcext:value-type="float">
            <text:p>0.510089</text:p>
          </table:table-cell>
          <table:table-cell office:value-type="float" office:value="0.180536" calcext:value-type="float">
            <text:p>0.180536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colmask </text:p>
          </table:table-cell>
          <table:table-cell office:value-type="float" office:value="0.353259" calcext:value-type="float">
            <text:p>0.353259</text:p>
          </table:table-cell>
          <table:table-cell office:value-type="float" office:value="0.317741" calcext:value-type="float">
            <text:p>0.317741</text:p>
          </table:table-cell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colmask </text:p>
          </table:table-cell>
          <table:table-cell office:value-type="float" office:value="0.655247" calcext:value-type="float">
            <text:p>0.655247</text:p>
          </table:table-cell>
          <table:table-cell office:value-type="float" office:value="0.220765" calcext:value-type="float">
            <text:p>0.220765</text:p>
          </table:table-cell>
          <table:table-cell office:value-type="float" office:value="1657" calcext:value-type="float">
            <text:p>1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colmask </text:p>
          </table:table-cell>
          <table:table-cell office:value-type="float" office:value="0.487159" calcext:value-type="float">
            <text:p>0.487159</text:p>
          </table:table-cell>
          <table:table-cell office:value-type="float" office:value="0.304117" calcext:value-type="float">
            <text:p>0.304117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colmask </text:p>
          </table:table-cell>
          <table:table-cell office:value-type="float" office:value="0.398596" calcext:value-type="float">
            <text:p>0.398596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colmask </text:p>
          </table:table-cell>
          <table:table-cell office:value-type="float" office:value="0.398379" calcext:value-type="float">
            <text:p>0.398379</text:p>
          </table:table-cell>
          <table:table-cell office:value-type="float" office:value="0.125241" calcext:value-type="float">
            <text:p>0.125241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colmask </text:p>
          </table:table-cell>
          <table:table-cell office:value-type="float" office:value="0.450534" calcext:value-type="float">
            <text:p>0.450534</text:p>
          </table:table-cell>
          <table:table-cell office:value-type="float" office:value="0.353378" calcext:value-type="float">
            <text:p>0.353378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colmask </text:p>
          </table:table-cell>
          <table:table-cell office:value-type="float" office:value="0.563538" calcext:value-type="float">
            <text:p>0.563538</text:p>
          </table:table-cell>
          <table:table-cell office:value-type="float" office:value="0.336602" calcext:value-type="float">
            <text:p>0.336602</text:p>
          </table:table-cell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colmask </text:p>
          </table:table-cell>
          <table:table-cell office:value-type="float" office:value="0.769959" calcext:value-type="float">
            <text:p>0.769959</text:p>
          </table:table-cell>
          <table:table-cell office:value-type="float" office:value="0.156667" calcext:value-type="float">
            <text:p>0.156667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colmask </text:p>
          </table:table-cell>
          <table:table-cell office:value-type="float" office:value="0.782784" calcext:value-type="float">
            <text:p>0.782784</text:p>
          </table:table-cell>
          <table:table-cell office:value-type="float" office:value="0.110937" calcext:value-type="float">
            <text:p>0.110937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colmask </text:p>
          </table:table-cell>
          <table:table-cell office:value-type="float" office:value="0.787283" calcext:value-type="float">
            <text:p>0.787283</text:p>
          </table:table-cell>
          <table:table-cell office:value-type="float" office:value="0.197535" calcext:value-type="float">
            <text:p>0.197535</text:p>
          </table:table-cell>
          <table:table-cell office:value-type="float" office:value="1823" calcext:value-type="float">
            <text:p>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colmask </text:p>
          </table:table-cell>
          <table:table-cell office:value-type="float" office:value="0.447471" calcext:value-type="float">
            <text:p>0.447471</text:p>
          </table:table-cell>
          <table:table-cell office:value-type="float" office:value="0.330391" calcext:value-type="float">
            <text:p>0.330391</text:p>
          </table:table-cell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colmask </text:p>
          </table:table-cell>
          <table:table-cell office:value-type="float" office:value="0.557737" calcext:value-type="float">
            <text:p>0.557737</text:p>
          </table:table-cell>
          <table:table-cell office:value-type="float" office:value="0.310345" calcext:value-type="float">
            <text:p>0.310345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colmask </text:p>
          </table:table-cell>
          <table:table-cell office:value-type="float" office:value="0.310215" calcext:value-type="float">
            <text:p>0.310215</text:p>
          </table:table-cell>
          <table:table-cell office:value-type="float" office:value="0.207623" calcext:value-type="float">
            <text:p>0.207623</text:p>
          </table:table-cell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colmask </text:p>
          </table:table-cell>
          <table:table-cell office:value-type="float" office:value="0.710576" calcext:value-type="float">
            <text:p>0.710576</text:p>
          </table:table-cell>
          <table:table-cell office:value-type="float" office:value="0.315191" calcext:value-type="float">
            <text:p>0.315191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colmask </text:p>
          </table:table-cell>
          <table:table-cell office:value-type="float" office:value="0.686047" calcext:value-type="float">
            <text:p>0.686047</text:p>
          </table:table-cell>
          <table:table-cell office:value-type="float" office:value="0.236674" calcext:value-type="float">
            <text:p>0.236674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colmask </text:p>
          </table:table-cell>
          <table:table-cell office:value-type="float" office:value="0.669869" calcext:value-type="float">
            <text:p>0.669869</text:p>
          </table:table-cell>
          <table:table-cell office:value-type="float" office:value="0.106687" calcext:value-type="float">
            <text:p>0.106687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colmask </text:p>
          </table:table-cell>
          <table:table-cell office:value-type="float" office:value="0.617249" calcext:value-type="float">
            <text:p>0.617249</text:p>
          </table:table-cell>
          <table:table-cell office:value-type="float" office:value="0.136422" calcext:value-type="float">
            <text:p>0.136422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colmask </text:p>
          </table:table-cell>
          <table:table-cell office:value-type="float" office:value="0.689772" calcext:value-type="float">
            <text:p>0.689772</text:p>
          </table:table-cell>
          <table:table-cell office:value-type="float" office:value="0.283455" calcext:value-type="float">
            <text:p>0.283455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colmask </text:p>
          </table:table-cell>
          <table:table-cell office:value-type="float" office:value="0.693596" calcext:value-type="float">
            <text:p>0.693596</text:p>
          </table:table-cell>
          <table:table-cell office:value-type="float" office:value="0.266471" calcext:value-type="float">
            <text:p>0.266471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6:58:39.681434585</dc:date>
    <meta:document-statistic meta:table-count="1" meta:cell-count="114" meta:object-count="0"/>
    <meta:generator>LibreOffice/4.2.8.2$Linux_X86_64 LibreOffice_project/420m0$Build-2</meta:generator>
  </office:meta>
</office:document-meta>
</file>